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2354in" style:rel-column-width="59011*"/>
    </style:style>
    <style:style style:name="Table1.B" style:family="table-column">
      <style:table-column-properties style:column-width="0.6896in" style:rel-column-width="6523*"/>
    </style:style>
    <style:style style:name="Table1.A1" style:family="table-cell">
      <style:table-cell-properties style:vertical-align="middle" fo:padding="0.0194in" fo:border="none"/>
    </style:style>
    <style:style style:name="Table2" style:family="table">
      <style:table-properties style:width="6.925in" style:rel-width="100%" table:align="center"/>
    </style:style>
    <style:style style:name="Table2.A" style:family="table-column">
      <style:table-column-properties style:column-width="6.784in" style:rel-column-width="64200*"/>
    </style:style>
    <style:style style:name="Table2.B" style:family="table-column">
      <style:table-column-properties style:column-width="0.141in" style:rel-column-width="1335*"/>
    </style:style>
    <style:style style:name="Table2.A1" style:family="table-cell">
      <style:table-cell-properties fo:padding="0.0625in" fo:border="none"/>
    </style:style>
    <style:style style:name="Table2.A2" style:family="table-cell">
      <style:table-cell-properties style:vertical-align="middle" fo:padding="0.0625in" fo:border="none"/>
    </style:style>
    <style:style style:name="Table3" style:family="table">
      <style:table-properties style:width="6.925in" style:rel-width="100%" table:align="center"/>
    </style:style>
    <style:style style:name="Table3.A" style:family="table-column">
      <style:table-column-properties style:column-width="0.7257in" style:rel-column-width="6867*"/>
    </style:style>
    <style:style style:name="Table3.B" style:family="table-column">
      <style:table-column-properties style:column-width="6.1993in" style:rel-column-width="58668*"/>
    </style:style>
    <style:style style:name="Table3.A1" style:family="table-cell">
      <style:table-cell-properties style:vertical-align="middle" fo:padding="0.0625in" fo:border="none"/>
    </style:style>
    <style:style style:name="Table3.A2" style:family="table-cell">
      <style:table-cell-properties fo:padding="0.0625in" fo:border="none"/>
    </style:style>
    <style:style style:name="Table4" style:family="table">
      <style:table-properties style:width="6.925in" style:rel-width="100%" table:align="center"/>
    </style:style>
    <style:style style:name="Table4.A" style:family="table-column">
      <style:table-column-properties style:column-width="0.9694in" style:rel-column-width="9174*"/>
    </style:style>
    <style:style style:name="Table4.B" style:family="table-column">
      <style:table-column-properties style:column-width="5.9556in" style:rel-column-width="56361*"/>
    </style:style>
    <style:style style:name="Table4.A1" style:family="table-cell">
      <style:table-cell-properties style:vertical-align="middle" fo:padding="0.0625in" fo:border="none"/>
    </style:style>
    <style:style style:name="Table4.A2" style:family="table-cell">
      <style:table-cell-properties fo:padding="0.0625in" fo:border="none"/>
    </style:style>
    <style:style style:name="Table5" style:family="table">
      <style:table-properties style:width="6.925in" style:rel-width="100%" table:align="center"/>
    </style:style>
    <style:style style:name="Table5.A" style:family="table-column">
      <style:table-column-properties style:column-width="0.9014in" style:rel-column-width="8530*"/>
    </style:style>
    <style:style style:name="Table5.B" style:family="table-column">
      <style:table-column-properties style:column-width="6.0236in" style:rel-column-width="57005*"/>
    </style:style>
    <style:style style:name="Table5.A1" style:family="table-cell">
      <style:table-cell-properties style:vertical-align="middle" fo:padding="0.0625in" fo:border="none"/>
    </style:style>
    <style:style style:name="Table5.A2" style:family="table-cell">
      <style:table-cell-properties fo:padding="0.0625in" fo:border="none"/>
    </style:style>
    <style:style style:name="Table6" style:family="table">
      <style:table-properties style:width="5.8993in" style:rel-width="100%" fo:margin-left="0.2083in" table:align="left"/>
    </style:style>
    <style:style style:name="Table6.A" style:family="table-column">
      <style:table-column-properties style:column-width="5.8993in" style:rel-column-width="65535*"/>
    </style:style>
    <style:style style:name="Table6.A1" style:family="table-cell">
      <style:table-cell-properties style:vertical-align="middle" fo:padding="0.0625in" fo:border="none"/>
    </style:style>
    <style:style style:name="Table7" style:family="table">
      <style:table-properties style:width="6.925in" style:rel-width="100%" table:align="center"/>
    </style:style>
    <style:style style:name="Table7.A" style:family="table-column">
      <style:table-column-properties style:column-width="0.9056in" style:rel-column-width="8569*"/>
    </style:style>
    <style:style style:name="Table7.B" style:family="table-column">
      <style:table-column-properties style:column-width="6.0194in" style:rel-column-width="56966*"/>
    </style:style>
    <style:style style:name="Table7.A1" style:family="table-cell">
      <style:table-cell-properties style:vertical-align="middle" fo:padding="0.0625in" fo:border="none"/>
    </style:style>
    <style:style style:name="Table7.A2" style:family="table-cell">
      <style:table-cell-properties fo:padding="0.0625in" fo:border="none"/>
    </style:style>
    <style:style style:name="Table8" style:family="table">
      <style:table-properties style:width="5.8951in" style:rel-width="100%" fo:margin-left="0.2083in" table:align="left"/>
    </style:style>
    <style:style style:name="Table8.A" style:family="table-column">
      <style:table-column-properties style:column-width="5.8951in" style:rel-column-width="65535*"/>
    </style:style>
    <style:style style:name="Table8.A1" style:family="table-cell">
      <style:table-cell-properties style:vertical-align="middle" fo:padding="0.0625in" fo:border="none"/>
    </style:style>
    <style:style style:name="Table9" style:family="table">
      <style:table-properties style:width="6.925in" style:rel-width="100%" table:align="center"/>
    </style:style>
    <style:style style:name="Table9.A" style:family="table-column">
      <style:table-column-properties style:column-width="1.3771in" style:rel-column-width="13032*"/>
    </style:style>
    <style:style style:name="Table9.B" style:family="table-column">
      <style:table-column-properties style:column-width="5.5479in" style:rel-column-width="52503*"/>
    </style:style>
    <style:style style:name="Table9.A1" style:family="table-cell">
      <style:table-cell-properties style:vertical-align="middle" fo:padding="0.0625in" fo:border="none"/>
    </style:style>
    <style:style style:name="Table9.A2" style:family="table-cell">
      <style:table-cell-properties fo:padding="0.0625in" fo:border="none"/>
    </style:style>
    <style:style style:name="Table10" style:family="table">
      <style:table-properties style:width="6.925in" style:rel-width="100%" table:align="center"/>
    </style:style>
    <style:style style:name="Table10.A" style:family="table-column">
      <style:table-column-properties style:column-width="1.4in" style:rel-column-width="13248*"/>
    </style:style>
    <style:style style:name="Table10.B" style:family="table-column">
      <style:table-column-properties style:column-width="5.525in" style:rel-column-width="52287*"/>
    </style:style>
    <style:style style:name="Table10.A1" style:family="table-cell">
      <style:table-cell-properties style:vertical-align="middle" fo:padding="0.0625in" fo:border="none"/>
    </style:style>
    <style:style style:name="Table10.A2" style:family="table-cell">
      <style:table-cell-properties fo:padding="0.0625in" fo:border="none"/>
    </style:style>
    <style:style style:name="Table11" style:family="table">
      <style:table-properties style:width="6.925in" style:rel-width="100%" table:align="center"/>
    </style:style>
    <style:style style:name="Table11.A" style:family="table-column">
      <style:table-column-properties style:column-width="1.2493in" style:rel-column-width="11822*"/>
    </style:style>
    <style:style style:name="Table11.B" style:family="table-column">
      <style:table-column-properties style:column-width="5.6757in" style:rel-column-width="53713*"/>
    </style:style>
    <style:style style:name="Table11.A1" style:family="table-cell">
      <style:table-cell-properties style:vertical-align="middle" fo:padding="0.0625in" fo:border="none"/>
    </style:style>
    <style:style style:name="Table11.A2" style:family="table-cell">
      <style:table-cell-properties fo:padding="0.0625in" fo:border="none"/>
    </style:style>
    <style:style style:name="Table12" style:family="table">
      <style:table-properties style:width="6.925in" style:rel-width="100%" table:align="center"/>
    </style:style>
    <style:style style:name="Table12.A" style:family="table-column">
      <style:table-column-properties style:column-width="0.7007in" style:rel-column-width="6631*"/>
    </style:style>
    <style:style style:name="Table12.B" style:family="table-column">
      <style:table-column-properties style:column-width="6.2243in" style:rel-column-width="58904*"/>
    </style:style>
    <style:style style:name="Table12.A1" style:family="table-cell">
      <style:table-cell-properties style:vertical-align="middle" fo:padding="0.0625in" fo:border="none"/>
    </style:style>
    <style:style style:name="Table12.A2" style:family="table-cell">
      <style:table-cell-properties fo:padding="0.0625in" fo:border="none"/>
    </style:style>
    <style:style style:name="Table13" style:family="table">
      <style:table-properties style:width="6.1in" style:rel-width="100%" fo:margin-left="0.2083in" table:align="left"/>
    </style:style>
    <style:style style:name="Table13.A" style:family="table-column">
      <style:table-column-properties style:column-width="6.1in" style:rel-column-width="65535*"/>
    </style:style>
    <style:style style:name="Table13.A1" style:family="table-cell">
      <style:table-cell-properties style:vertical-align="middle" fo:padding="0.0625in" fo:border="none"/>
    </style:style>
    <style:style style:name="Table14" style:family="table">
      <style:table-properties style:width="6.925in" style:rel-width="100%" table:align="center"/>
    </style:style>
    <style:style style:name="Table14.A" style:family="table-column">
      <style:table-column-properties style:column-width="0.6993in" style:rel-column-width="6617*"/>
    </style:style>
    <style:style style:name="Table14.B" style:family="table-column">
      <style:table-column-properties style:column-width="6.2257in" style:rel-column-width="58918*"/>
    </style:style>
    <style:style style:name="Table14.A1" style:family="table-cell">
      <style:table-cell-properties style:vertical-align="middle" fo:padding="0.0625in" fo:border="none"/>
    </style:style>
    <style:style style:name="Table14.A2" style:family="table-cell">
      <style:table-cell-properties fo:padding="0.0625in" fo:border="none"/>
    </style:style>
    <style:style style:name="Table15" style:family="table">
      <style:table-properties style:width="6.1014in" style:rel-width="100%" fo:margin-left="0.2083in" table:align="left"/>
    </style:style>
    <style:style style:name="Table15.A" style:family="table-column">
      <style:table-column-properties style:column-width="6.1014in" style:rel-column-width="65535*"/>
    </style:style>
    <style:style style:name="Table15.A1" style:family="table-cell">
      <style:table-cell-properties style:vertical-align="middle" fo:padding="0.0625in" fo:border="none"/>
    </style:style>
    <style:style style:name="P1" style:family="paragraph" style:parent-style-name="Standard">
      <style:paragraph-properties fo:break-before="page"/>
    </style:style>
    <style:style style:name="P2" style:family="paragraph" style:parent-style-name="Standard">
      <style:paragraph-properties fo:margin-top="0in" fo:margin-bottom="0in"/>
      <style:text-properties fo:font-size="2pt" style:font-size-asian="2pt" style:font-size-complex="2pt"/>
    </style:style>
    <style:style style:name="P3" style:family="paragraph" style:parent-style-name="Text_20_body">
      <style:paragraph-properties fo:margin-top="0in" fo:margin-bottom="0in"/>
    </style:style>
    <style:style style:name="P4" style:family="paragraph" style:parent-style-name="Horizontal_20_Line">
      <style:paragraph-properties style:border-line-width-bottom="0.0008in 0.0138in 0.0008in" fo:padding="0in" fo:border-left="none" fo:border-right="none" fo:border-top="none" fo:border-bottom="0.0154in double #808080"/>
    </style:style>
    <style:style style:name="P5" style:family="paragraph" style:parent-style-name="Horizontal_20_Line">
      <style:paragraph-properties fo:padding-left="0in" fo:padding-right="0.0193in" fo:padding-top="0in" fo:padding-bottom="0in" fo:border-left="none" fo:border-right="0.0008in solid #cccccc" fo:border-top="none" fo:border-bottom="none"/>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padding-left="0in" fo:padding-right="0.0193in" fo:padding-top="0in" fo:padding-bottom="0in" fo:border-left="none" fo:border-right="0.0008in solid #cccccc" fo:border-top="none" fo:border-bottom="none"/>
    </style:style>
    <style:style style:name="P9" style:family="paragraph" style:parent-style-name="Table_20_Contents">
      <style:paragraph-properties fo:text-align="start" style:justify-single-word="false" fo:padding-left="0in" fo:padding-right="0.0193in" fo:padding-top="0in" fo:padding-bottom="0in" fo:border-left="none" fo:border-right="0.0008in solid #cccccc" fo:border-top="none" fo:border-bottom="none"/>
    </style:style>
    <style:style style:name="P10" style:family="paragraph" style:parent-style-name="Table_20_Contents">
      <style:paragraph-properties fo:padding-left="0.0193in" fo:padding-right="0.0193in" fo:padding-top="0in" fo:padding-bottom="0.0193in" fo:border-left="0.0138in solid #cccccc" fo:border-right="0.0138in solid #cccccc" fo:border-top="none" fo:border-bottom="0.0138in solid #cccccc"/>
    </style:style>
    <style:style style:name="P11" style:family="paragraph" style:parent-style-name="Table_20_Contents">
      <style:paragraph-properties fo:text-align="start" style:justify-single-word="false" fo:padding="0in" fo:border="none"/>
      <style:text-properties fo:font-size="2pt" style:font-size-asian="2pt" style:font-size-complex="2pt"/>
    </style:style>
    <style:style style:name="P12" style:family="paragraph" style:parent-style-name="Table_20_Contents">
      <style:paragraph-properties fo:text-align="start" style:justify-single-word="false" fo:padding-left="0.0193in" fo:padding-right="0in" fo:padding-top="0.0193in" fo:padding-bottom="0.0193in" fo:border-left="0.0138in solid #cccccc" fo:border-right="none" fo:border-top="0.0138in solid #cccccc" fo:border-bottom="0.0138in solid #cccccc"/>
    </style:style>
    <style:style style:name="P13" style:family="paragraph" style:parent-style-name="Table_20_Contents">
      <style:paragraph-properties fo:text-align="start" style:justify-single-word="false" fo:padding-left="0in" fo:padding-right="0.0193in" fo:padding-top="0.0193in" fo:padding-bottom="0.0193in" fo:border-left="none" fo:border-right="0.0138in solid #cccccc" fo:border-top="0.0138in solid #cccccc" fo:border-bottom="0.0138in solid #cccccc"/>
    </style:style>
    <style:style style:name="P14" style:family="paragraph" style:parent-style-name="Table_20_Contents">
      <style:paragraph-properties fo:padding-left="0.0193in" fo:padding-right="0.0193in" fo:padding-top="0in" fo:padding-bottom="0in" fo:border-left="0.0138in solid #cccccc" fo:border-right="0.0138in solid #cccccc" fo:border-top="none" fo:border-bottom="none"/>
    </style:style>
    <style:style style:name="P15" style:family="paragraph" style:parent-style-name="Table_20_Contents">
      <style:paragraph-properties fo:text-align="start" style:justify-single-word="false" fo:padding-left="0.0193in" fo:padding-right="0.0193in" fo:padding-top="0in" fo:padding-bottom="0in" fo:border-left="0.0138in solid #cccccc" fo:border-right="0.0138in solid #cccccc" fo:border-top="none" fo:border-bottom="none"/>
    </style:style>
    <style:style style:name="P16" style:family="paragraph" style:parent-style-name="Table_20_Contents">
      <style:paragraph-properties fo:margin-left="0.2083in" fo:margin-right="0.2083in" fo:margin-top="0in" fo:margin-bottom="0.0209in" fo:text-align="start" style:justify-single-word="false" fo:text-indent="0in" style:auto-text-indent="false"/>
    </style:style>
    <style:style style:name="P17" style:family="paragraph" style:parent-style-name="Table_20_Contents">
      <style:paragraph-properties fo:margin-left="0.2083in" fo:margin-right="0.2083in" fo:text-align="start" style:justify-single-word="false" fo:text-indent="0in" style:auto-text-indent="false" fo:padding-left="0in" fo:padding-right="0.0193in" fo:padding-top="0in" fo:padding-bottom="0in" fo:border-left="none" fo:border-right="0.0008in solid #cccccc" fo:border-top="none" fo:border-bottom="none"/>
    </style:style>
    <style:style style:name="P18" style:family="paragraph" style:parent-style-name="Table_20_Contents">
      <style:paragraph-properties fo:margin-left="0.2083in" fo:margin-right="0.2083in" fo:text-align="start" style:justify-single-word="false" fo:text-indent="0in" style:auto-text-indent="false" fo:padding="0in" fo:border="none"/>
    </style:style>
    <style:style style:name="P19" style:family="paragraph" style:parent-style-name="Table_20_Contents">
      <style:paragraph-properties fo:text-align="start" style:justify-single-word="false" fo:padding="0.0193in" fo:border="0.0008in solid #000000"/>
    </style:style>
    <style:style style:name="P20" style:family="paragraph" style:parent-style-name="Table_20_Contents">
      <style:paragraph-properties fo:text-align="start" style:justify-single-word="false" fo:padding="0.0193in" fo:border="0.0008in solid #000000"/>
      <style:text-properties fo:font-style="italic"/>
    </style:style>
    <style:style style:name="T1" style:family="text">
      <style:text-properties fo:font-weight="normal"/>
    </style:style>
    <style:style style:name="T2" style:family="text">
      <style:text-properties fo:color="#0066cc"/>
    </style:style>
    <style:style style:name="T3" style:family="text">
      <style:text-properties fo:color="#0066cc"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Table_20_Contents"><text:span text:style-name="Strong_20_Emphasis">Question - Multiplex LN-5014 Charger Calibration</text:span> </text:p>
          </table:table-cell>
          <table:table-cell table:style-name="Table1.A1" office:value-type="string">
            <text:p text:style-name="P6"/>
          </table:table-cell>
        </table:table-row>
      </table:table>
      <text:p text:style-name="P4"/>
      <text:p text:style-name="P3">I purchased this charger about 4 weeks ago from Tower Hobby. I have been using a Triron for about 2 years but wanted another similar charger to help with my dozens of batteries and nearly as many aircraft. <text:line-break/><text:line-break/>In the meantime, I read a post about a Swallow Advance charger that someone found was out of calibration with respect to measuring output voltage enough to puff their Li-Po batteries. I am aware that the Swallow may be a close relative of the LN-5014 so I decided to check mine. In the 10-13 volt range I found the output of my LN-5014 seemed to be indicating about 0.3 volt low. I used a Fluke DVM I have as well as my Triton as a reference and did another verification with my AstroFlight Whattmeter. <text:line-break/><text:line-break/>So for instance with a 3S Li-Po on charge, the LN-5014 will push it to 12.9 volts while backing off its charge current to finish its constant voltage phase of a charge cycle. Of course the LN-5014 is displaying 12.6 volts during all of this, so it thinks it is doing the job right.<text:line-break/><text:line-break/>For fear I'd be ruining my Li-Po's, I contacted Hitec RCD USA service in California and they said to send it in. But it eventually came back with "no problem found". They further stated that "This voltage descrepency will not effect the charge parameter of the charger. All chargers showed a deviation when tested."<text:line-break/><text:line-break/>Well I don't know what they are smoking (probably some Li-Po batteries) to say that charging a Lo-Po to 4.3 volts/cell doesn't warrant some adjustment. I have used the trick of holding both the Battery Type and Enter Start/Stop buttons during power up of the charger to bring up an identification display and calibration screens but I it doesn't appear that the output voltage calibration is adjustable from here. <text:line-break/><text:line-break/>My LN-5014 has a identification display of:<text:line-break/>S3P8475 05/02/05<text:line-break/>ln-5014_10.hex<text:line-break/><text:line-break/>This may be some firmware version and date. If I can motivate some concerned LN-5014 users out there, I would like to find out if they can identify a voltage mis-calibration like mine and if they dare try, see what version of the charger their identification display shows.<text:line-break/><text:line-break/>Otherwise, the only work-around I have found is to switch the LN-5014 into a Li-Ion mode where it uses 4.1 volts/cell as the breakover from constant current to constant voltage. This does give satisfactory results although it seems a confusing way to deal with this problem.</text:p>
      <text:p text:style-name="Standard"/>
      <text:p text:style-name="Standard"/>
      <text:p text:style-name="Standard"/>
      <text:p text:style-name="P1"><text:bookmark text:name="post171066"/><text:a xlink:type="simple" xlink:href="http://www.baronerosso.net/forum/batterie-e-caricabatterie/17979-cb-multiplex-multicharger-ln-5014-a.html">http://www.baronerosso.net/forum/batterie-e-caricabatterie/17979-cb-multiplex-multicharger-ln-5014-a.html</text:a></text:p>
      <text:p text:style-name="Standard"/>
      <text:section text:style-name="Sect1" text:name="edit171066">
        <table:table table:name="Table2" table:style-name="Table2">
          <table:table-column table:style-name="Table2.A"/>
          <table:table-column table:style-name="Table2.B"/>
          <text:soft-page-break/>
          <table:table-row>
            <table:table-cell table:style-name="Table2.A1" office:value-type="string">
              <text:p text:style-name="P8"><text:bookmark text:name="td_post_171066"/><text:span text:style-name="Strong_20_Emphasis">CB Multiplex MULTIcharger LN 5014</text:span> </text:p>
              <text:p text:style-name="P5"/>
              <text:section text:style-name="Sect1" text:name="post_message_171066">
                <text:p text:style-name="P9">ho acquistato da poco il cb della multiplex LN-5014, naturalmente ho ricevuto lo stesso manuale degli altri, ...effettiva questo manuale contiene l'essenziale e nulla + si riesce a reperire in rete, ....sicuramente altri avranno fatto delle prove usando la combinazione di tasti...per adesso io ho trovato questi parametri: I recently purchased the cb of multiplex LN-5014, of course, I received the same manual of others, actually ... this manual contains the essential and nothing + you can find in the network, others will surely .... made of tests using the key combination ... for now I have found these parameters: <text:line-break/><text:line-break/>mantenere schiacciati contemporaneamente i tasti keep the keys simultaneously crushed <text:line-break/>BATTERY TYPE e Start/Stop/Enter ...così facendo si entra in un menu di programmazione del tipo *hex......premere successivamente il tasto start e scorrere nelle varie impostazioni....limitatevi solo a visualizzarli senza cambiare i valori, consiglio di trascriverli e conservarli unitamente al manuale, questi infatti dovrebbero essere i valori di taratura al momento del collaudo. BATTERY TYPE and Start / Stop / Enter ... so doing you enter a menu of programming type * hex ...... then press the start button and scroll in various settings .... limit only to see them without changing values, I recommend to transcribe and preserve together the manual, these should in fact be the calibration values at the time of testing. <text:line-break/>li elenco di seguito: list them below: <text:line-break/><text:line-break/>-INPUT VOLT CALIB INPUT-VOLT CALIB <text:line-break/>lettura (ad.es. 12.5 volt) 32768 (valore di taratura) reading (eg 12.5 volts) 32768 (value calibration) <text:line-break/><text:line-break/>- BATTERY CALIBRAT +:37420 -:65535 -- BATTERY CALIBRAT +: 37420 - 65535 <text:line-break/><text:line-break/>- CHARGE CURRENT -- CURRENT CHARGE <text:line-break/>0.000A 32156 213 0.000A 32156 213 <text:line-break/><text:line-break/>- DISCARGE CURRENT -- DISCARGE CURRENT <text:line-break/>1.042A 33886 1.042A 33886 <text:line-break/><text:line-break/>in fine dopo l'ulteriore pressione del tasto Start si avrà la schermata in late after further pressure from the Start button you have the screen <text:line-break/>di memorizzazione dei parametri e l'uscita avverrà spegnendo il CB scollegandolo dalla fonte di alimentazione ....all'accensione il CB funzionerà normalmente...... storage parameters and the exit will be shutting down the CB scollegandolo from power source .... when the CB operate as normal ...... <draw:frame draw:style-name="fr1" draw:name="graphics1" text:anchor-type="as-char" svg:width="0.2083in" svg:height="0.2083in" draw:z-index="1"><draw:image xlink:href="http://www.baronerosso.net/forum/images/smilies/smile.gif" xlink:type="simple" xlink:show="embed" xlink:actuate="onLoad"/></draw:frame><text:line-break/><text:line-break/>adesso vorrei capire, prima di mettere mano a smanettamenti vari now I understand, before putting the hands of various smanettamenti <draw:frame draw:style-name="fr1" draw:name="graphics2" text:anchor-type="as-char" svg:width="0.3646in" svg:height="0.2083in" draw:z-index="2"><draw:image xlink:href="http://www.baronerosso.net/forum/images/smilies/fiu.gif" xlink:type="simple" xlink:show="embed" xlink:actuate="onLoad"/></draw:frame> , se i vari CB in vendita hanno effettivamente dei valori diversi dal mio CB per capire se sono impostazioni di default o sono impostazioni di taratura da banco (se i valori saranno diversi è sicuramente così) If the various CB for sale actually have values different from my CB to see if they are defaults or are settings calibration bench (where the numbers are different is certainly so) <text:line-break/>NB limitatevi a trascrivere questi paramentri non appena saranno visibili e non modificateli se non sicuri di avere trascritto i valori bene....ripetere l'entrata nel menu di setup più volte per accertarsi dei valori. NB limit to transcribe these parameters as they become visible and modificateli if not unsafe to have transcribed the values .... well repeat the entry in the menu setup several times to make sure values. <draw:frame draw:style-name="fr1" draw:name="graphics3" text:anchor-type="as-char" svg:width="0.2083in" svg:height="0.2083in" draw:z-index="3"><draw:image xlink:href="http://www.baronerosso.net/forum/images/smilies/cool.gif" xlink:type="simple" xlink:show="embed" xlink:actuate="onLoad"/></draw:frame><text:line-break/><text:line-break/>Aspetto che altri colleghi postino questi paramentri...poi..caso in cui dovessi trovare ulteriori menu nascosti o se ci fosse qualche altro che già ha fatto tutto questo prego cortesemente di postarli....grazie Appearance that other colleagues postman these parameters .. ... then when I had to find more hidden menu or if there was something else that already has done all this please kindly postarli .... thanks <draw:frame draw:style-name="fr1" draw:name="graphics4" text:anchor-type="as-char" svg:width="0.2083in" svg:height="0.2083in" draw:z-index="4"><draw:image xlink:href="http://www.baronerosso.net/forum/images/smilies/wink.gif" xlink:type="simple" xlink:show="embed" xlink:actuate="onLoad"/></draw:frame></text:p>
              </text:section>
              <text:p text:style-name="P5"/>
              <text:p text:style-name="P9"><text:span text:style-name="Emphasis">Ultima modifica di vmax : 10 gennaio 06 alle ore 20:01 .</text:span> <text:span text:style-name="Emphasis">Last Review of vmax: January 10 to 06 hours 20:01.</text:span> </text:p>
            </table:table-cell>
            <table:table-cell table:style-name="Table2.A1" office:value-type="string">
              <text:p text:style-name="P6"/>
            </table:table-cell>
          </table:table-row>
          <text:soft-page-break/>
          <table:table-row>
            <table:table-cell table:style-name="Table2.A2" office:value-type="string">
              <text:p text:style-name="P10"><draw:frame draw:style-name="fr1" draw:name="graphics5" text:anchor-type="as-char" svg:width="0.1563in" svg:height="0.1563in" draw:z-index="0"><draw:image xlink:href="http://www.baronerosso.net/forum/images/statusicon/user_offline.gif" xlink:type="simple" xlink:show="embed" xlink:actuate="onLoad"/><svg:desc>vmax is offline</svg:desc></draw:frame></text:p>
            </table:table-cell>
            <table:table-cell table:style-name="Table2.A2" office:value-type="string">
              <text:p text:style-name="P11"/>
            </table:table-cell>
          </table:table-row>
        </table:table>
      </text:section>
      <text:section text:style-name="Sect1" text:name="edit171208">
        <text:p text:style-name="P2"><text:bookmark text:name="post171208"/></text:p>
        <table:table table:name="Table3" table:style-name="Table3">
          <table:table-column table:style-name="Table3.A"/>
          <table:table-column table:style-name="Table3.B"/>
          <table:table-row>
            <table:table-cell table:style-name="Table3.A1" office:value-type="string">
              <text:p text:style-name="P12"><text:bookmark text:name="post1712081"/><draw:frame draw:style-name="fr1" draw:name="graphics6" text:anchor-type="as-char" svg:width="0.1043in" svg:height="0.1146in" draw:z-index="5"><draw:image xlink:href="http://www.baronerosso.net/forum/images/statusicon/post_old.gif" xlink:type="simple" xlink:show="embed" xlink:actuate="onLoad"/><svg:desc>Old</svg:desc></draw:frame> <text:span text:style-name="T1">11 gennaio 06, 00:01 January 11 06, 00:01 </text:span></text:p>
            </table:table-cell>
            <table:table-cell table:style-name="Table3.A1" office:value-type="string">
              <text:p text:style-name="P13"><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p>
            </table:table-cell>
          </table:table-row>
          <table:table-row>
            <table:table-cell table:style-name="Table3.A2" office:value-type="string">
              <text:section text:style-name="Sect1" text:name="postmenu_171208">
                <text:p text:style-name="P7"><text:a xlink:type="simple" xlink:href="http://64.233.179.104/translate_c?hl=en&amp;langpair=it%7Cen&amp;u=http://www.baronerosso.net/forum/members/vmax.html">vmax</text:a> <text:a xlink:type="simple" xlink:href="http://64.233.179.104/translate_c?hl=en&amp;langpair=it%7Cen&amp;u=http://www.baronerosso.net/forum/members/vmax.html">vmax</text:a> </text:p>
              </text:section>
              <text:p text:style-name="P14">User </text:p>
              <text:p text:style-name="P14"/>
              <text:p text:style-name="P15">Data registr.: 30-03-2005 Date registr.: 30-03-2005 </text:p>
              <text:p text:style-name="P15">Messaggi: 113 Messages: 113 <text:bookmark text:name="td_post_171208"/></text:p>
            </table:table-cell>
            <table:table-cell table:style-name="Table3.A2" office:value-type="string">
              <text:section text:style-name="Sect1" text:name="post_message_171208">
                <text:p text:style-name="P9">Ho collegato uno strumento da banco all'apparecchio.... I connected a tool bench to your .... c'è una differenza di circa 500 millivolt circa nella lettura della tensione d'entrata, il multiplex così per come è tarato segna dunque questa tensione in meno ...in uscita poi abbiamo quasi la stessa differenza circa 600millivolt in meno rispetto alla tensione del pacco .....tutto ciò ancora non mi è abbastanza chiaro....così per come si trova pur impostando una tensione di scarica ad esempio per 7 celle a circa 6.3 in realtà verrebbe fermata la scarica troppo in fretta a circa 6.3+0.6=7.1 volt there is a difference of about 500 millivolt about tension in the reading of entry, the multiplex so as calibrated marks therefore this tension in less outgoing ... then we almost the same difference about 600millivolt less than the tension of parcel ..... everything is still not quite clear to me .... so how is while setting a voltage discharge for example 7 cells around 6.3 actually would stop the discharge too quickly to about 6.3 + 0.6 = 7.1 volts <draw:frame draw:style-name="fr1" draw:name="graphics7" text:anchor-type="as-char" svg:width="0.2083in" svg:height="0.2083in" draw:z-index="9"><draw:image xlink:href="http://www.baronerosso.net/forum/images/smilies/sad.gif" xlink:type="simple" xlink:show="embed" xlink:actuate="onLoad"/></draw:frame> e per l'la ricarica l'effetto sarebbe contrario alla tensione finale dovrebbero essere sommati i 0.6 volt portando la tensione del pacco sopra quella rappresentata.... and for charging the effect would be contrary to voltage final should be added the 0.6 volts bringing the tension of the above package that represented .... <text:line-break/><text:line-break/>domanda .....è normale che ciò avvenga ?? question ..... is normal for that to happen? ...oppuere visto che si puo allineare il tutto conviene fargli misurare effettivamente le tensioni reali presenti sia all'ingresso che sul pacco ricaricato.........le misure di cui sopra sono riferite a pacchi NI-MH e per i pacchi a litio come si comporterà ...???????????? ... oppuere given that you can align it agrees him actually measure the real tensions at present is that the pack recharged ......... measurements above relate to parcels NI-MH and parcels to lithium as lead ...???????????? sicuramente alcuni di voi avranno esperienza in merito...confido in una vs. surely some of you will experience on ... I trust in a vs. spiegazione....grazie.... explanation .... thanks .... <draw:frame draw:style-name="fr1" draw:name="graphics8" text:anchor-type="as-char" svg:width="0.2083in" svg:height="0.2083in" draw:z-index="10"><draw:image xlink:href="http://www.baronerosso.net/forum/images/smilies/rolleyes.gif" xlink:type="simple" xlink:show="embed" xlink:actuate="onLoad"/></draw:frame></text:p>
              </text:section>
            </table:table-cell>
          </table:table-row>
          <table:table-row>
            <table:table-cell table:style-name="Table3.A1" office:value-type="string">
              <text:p text:style-name="P10"><draw:frame draw:style-name="fr1" draw:name="graphics9" text:anchor-type="as-char" svg:width="0.1563in" svg:height="0.1563in" draw:z-index="6"><draw:image xlink:href="http://www.baronerosso.net/forum/images/statusicon/user_offline.gif" xlink:type="simple" xlink:show="embed" xlink:actuate="onLoad"/><svg:desc>vmax is offline</svg:desc></draw:frame></text:p>
            </table:table-cell>
            <table:table-cell table:style-name="Table3.A1" office:value-type="string">
              <text:p text:style-name="P11"/>
            </table:table-cell>
          </table:table-row>
        </table:table>
      </text:section>
      <text:section text:style-name="Sect1" text:name="edit171217">
        <text:p text:style-name="P2"><text:bookmark text:name="post171217"/></text:p>
        <table:table table:name="Table4" table:style-name="Table4">
          <table:table-column table:style-name="Table4.A"/>
          <table:table-column table:style-name="Table4.B"/>
          <table:table-row>
            <table:table-cell table:style-name="Table4.A1" office:value-type="string">
              <text:p text:style-name="P12"><text:bookmark text:name="post1712171"/><draw:frame draw:style-name="fr1" draw:name="graphics10" text:anchor-type="as-char" svg:width="0.1043in" svg:height="0.1146in" draw:z-index="7"><draw:image xlink:href="http://www.baronerosso.net/forum/images/statusicon/post_old.gif" xlink:type="simple" xlink:show="embed" xlink:actuate="onLoad"/><svg:desc>Old</svg:desc></draw:frame> <text:span text:style-name="T1">11 gennaio 06, 00:32 January 11 06, 00:32 </text:span></text:p>
            </table:table-cell>
            <table:table-cell table:style-name="Table4.A1" office:value-type="string">
              <text:p text:style-name="P13"><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p>
            </table:table-cell>
          </table:table-row>
          <text:soft-page-break/>
          <table:table-row>
            <table:table-cell table:style-name="Table4.A2" office:value-type="string">
              <text:section text:style-name="Sect1" text:name="postmenu_171217">
                <text:p text:style-name="P7"><text:a xlink:type="simple" xlink:href="http://64.233.179.104/translate_c?hl=en&amp;langpair=it%7Cen&amp;u=http://www.baronerosso.net/forum/members/power83.html">power83</text:a> <text:a xlink:type="simple" xlink:href="http://64.233.179.104/translate_c?hl=en&amp;langpair=it%7Cen&amp;u=http://www.baronerosso.net/forum/members/power83.html">power83</text:a> </text:p>
              </text:section>
              <text:p text:style-name="P14">User </text:p>
              <text:p text:style-name="P14"/>
              <text:p text:style-name="P15">Data registr.: 26-10-2005 Date registr.: 26-10-2005 </text:p>
              <text:p text:style-name="P15">Residenza: Modena Residence: Modena </text:p>
              <text:p text:style-name="P15">Messaggi: 765 Messages: 765 <text:bookmark text:name="td_post_171217"/></text:p>
            </table:table-cell>
            <table:table-cell table:style-name="Table4.A2" office:value-type="string">
              <text:section text:style-name="Sect1" text:name="post_message_171217">
                <text:p text:style-name="P9">scusa ma io ho lo stesso caricabatterie e premendo i tasti BATTERY ed ENTER contemporaneamente nn mi succede nulla...come e quando e per quanto tempo devo farlo??? excuse but I have the same charger and pressing the buttons BATTERY and ENTER simultaneously Nos anything happens to me ... how and when and for how long should I do? <text:line-break/><text:line-break/>ps: Se tieni premuto il tasto BATTERY ti fa il riassunto delle operazioni fatte da quando e' acceso e ti indica anche la tensione in entrata....ENTER per uscire ps: If you hold the button BATTERY makes you the summary of transactions made since and 'switched on and you also indicates tension incoming .... ENTER to quit </text:p>
              </text:section>
            </table:table-cell>
          </table:table-row>
          <table:table-row>
            <table:table-cell table:style-name="Table4.A1" office:value-type="string">
              <text:p text:style-name="P10"><draw:frame draw:style-name="fr1" draw:name="graphics11" text:anchor-type="as-char" svg:width="0.1563in" svg:height="0.1563in" draw:z-index="8"><draw:image xlink:href="http://www.baronerosso.net/forum/images/statusicon/user_offline.gif" xlink:type="simple" xlink:show="embed" xlink:actuate="onLoad"/><svg:desc>power83 is offline</svg:desc></draw:frame></text:p>
            </table:table-cell>
            <table:table-cell table:style-name="Table4.A1" office:value-type="string">
              <text:p text:style-name="P11"/>
            </table:table-cell>
          </table:table-row>
        </table:table>
      </text:section>
      <text:section text:style-name="Sect1" text:name="edit171234">
        <text:p text:style-name="P2"><text:bookmark text:name="post171234"/></text:p>
        <table:table table:name="Table5" table:style-name="Table5">
          <table:table-column table:style-name="Table5.A"/>
          <table:table-column table:style-name="Table5.B"/>
          <table:table-row>
            <table:table-cell table:style-name="Table5.A1" office:value-type="string">
              <text:p text:style-name="P12"><text:bookmark text:name="post1712341"/><draw:frame draw:style-name="fr1" draw:name="graphics12" text:anchor-type="as-char" svg:width="0.1043in" svg:height="0.1146in" draw:z-index="11"><draw:image xlink:href="http://www.baronerosso.net/forum/images/statusicon/post_old.gif" xlink:type="simple" xlink:show="embed" xlink:actuate="onLoad"/><svg:desc>Old</svg:desc></draw:frame> <text:span text:style-name="T1">11 gennaio 06, 07:41 January 11 06, 07:41 </text:span></text:p>
            </table:table-cell>
            <table:table-cell table:style-name="Table5.A1" office:value-type="string">
              <text:p text:style-name="P13"><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p>
            </table:table-cell>
          </table:table-row>
          <table:table-row>
            <table:table-cell table:style-name="Table5.A2" office:value-type="string">
              <text:section text:style-name="Sect1" text:name="postmenu_171234">
                <text:p text:style-name="P7"><text:a xlink:type="simple" xlink:href="http://64.233.179.104/translate_c?hl=en&amp;langpair=it%7Cen&amp;u=http://www.baronerosso.net/forum/members/vmax.html">vmax</text:a> <text:a xlink:type="simple" xlink:href="http://64.233.179.104/translate_c?hl=en&amp;langpair=it%7Cen&amp;u=http://www.baronerosso.net/forum/members/vmax.html">vmax</text:a> </text:p>
              </text:section>
              <text:p text:style-name="P14">User </text:p>
              <text:p text:style-name="P14"/>
              <text:p text:style-name="P15">Data registr.: 30-03-2005 Date registr.: 30-03-2005 </text:p>
              <text:p text:style-name="P15">Messaggi: 113 Messages: 113 <text:bookmark text:name="td_post_171234"/></text:p>
            </table:table-cell>
            <table:table-cell table:style-name="Table5.A2" office:value-type="string">
              <text:section text:style-name="Sect1" text:name="post_message_171234">
                <text:p text:style-name="P16">Citazione: Quote: </text:p>
                <table:table table:name="Table6" table:style-name="Table6">
                  <table:table-column table:style-name="Table6.A"/>
                  <table:table-row>
                    <table:table-cell table:style-name="Table6.A1" office:value-type="string">
                      <text:p text:style-name="P19">Originalmente inviato da <text:span text:style-name="Strong_20_Emphasis">power83</text:span> Originally sent by <text:span text:style-name="Strong_20_Emphasis">power83</text:span> </text:p>
                      <text:p text:style-name="P20">scusa ma io ho lo stesso caricabatterie e premendo i tasti BATTERY ed ENTER contemporaneamente nn mi succede nulla...come e quando e per quanto tempo devo farlo??? excuse but I have the same charger and pressing the buttons BATTERY and ENTER simultaneously Nos anything happens to me ... how and when and for how long should I do? <text:line-break/><text:line-break/>ps: Se tieni premuto il tasto BATTERY ti fa il riassunto delle operazioni fatte da quando e' acceso e ti indica anche la tensione in entrata....ENTER per uscire ps: If you hold the button BATTERY makes you the summary of transactions made since and 'switched on and you also indicates tension incoming .... ENTER to quit </text:p>
                    </table:table-cell>
                  </table:table-row>
                </table:table>
                <text:p text:style-name="P17"><text:line-break/>scusami effettivamente sono stato poco chiaro prima...."deve essere spento"....premi contemporaneamente i 2 tasti e colleghi all'alimentazione il CB che si accenderà in una schermata di setup..... I was actually sorry unclear first ...." must be switched off ".... awards simultaneously 2 keys and colleagues for the CB that turns into a screen setup ..... </text:p>
              </text:section>
            </table:table-cell>
          </table:table-row>
          <table:table-row>
            <table:table-cell table:style-name="Table5.A1" office:value-type="string">
              <text:p text:style-name="P10"><draw:frame draw:style-name="fr1" draw:name="graphics13" text:anchor-type="as-char" svg:width="0.1563in" svg:height="0.1563in" draw:z-index="12"><draw:image xlink:href="http://www.baronerosso.net/forum/images/statusicon/user_offline.gif" xlink:type="simple" xlink:show="embed" xlink:actuate="onLoad"/><svg:desc>vmax is offline</svg:desc></draw:frame></text:p>
            </table:table-cell>
            <table:table-cell table:style-name="Table5.A1" office:value-type="string">
              <text:p text:style-name="P11"/>
            </table:table-cell>
          </table:table-row>
        </table:table>
      </text:section>
      <text:section text:style-name="Sect1" text:name="edit171239">
        <text:p text:style-name="P2"><text:bookmark text:name="post171239"/></text:p>
        <table:table table:name="Table7" table:style-name="Table7">
          <table:table-column table:style-name="Table7.A"/>
          <table:table-column table:style-name="Table7.B"/>
          <text:soft-page-break/>
          <table:table-row>
            <table:table-cell table:style-name="Table7.A1" office:value-type="string">
              <text:p text:style-name="P12"><text:bookmark text:name="post1712391"/><draw:frame draw:style-name="fr1" draw:name="graphics14" text:anchor-type="as-char" svg:width="0.1043in" svg:height="0.1146in" draw:z-index="13"><draw:image xlink:href="http://www.baronerosso.net/forum/images/statusicon/post_old.gif" xlink:type="simple" xlink:show="embed" xlink:actuate="onLoad"/><svg:desc>Old</svg:desc></draw:frame> <text:span text:style-name="T1">11 gennaio 06, 08:04 January 11 06, 08:04 </text:span></text:p>
            </table:table-cell>
            <table:table-cell table:style-name="Table7.A1" office:value-type="string">
              <text:p text:style-name="P13"><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p>
            </table:table-cell>
          </table:table-row>
          <table:table-row>
            <table:table-cell table:style-name="Table7.A2" office:value-type="string">
              <text:section text:style-name="Sect1" text:name="postmenu_171239">
                <text:p text:style-name="P7"><text:a xlink:type="simple" xlink:href="http://64.233.179.104/translate_c?hl=en&amp;langpair=it%7Cen&amp;u=http://www.baronerosso.net/forum/members/vmax.html">vmax</text:a> <text:a xlink:type="simple" xlink:href="http://64.233.179.104/translate_c?hl=en&amp;langpair=it%7Cen&amp;u=http://www.baronerosso.net/forum/members/vmax.html">vmax</text:a> </text:p>
              </text:section>
              <text:p text:style-name="P14">User </text:p>
              <text:p text:style-name="P14"/>
              <text:p text:style-name="P15">Data registr.: 30-03-2005 Date registr.: 30-03-2005 </text:p>
              <text:p text:style-name="P15">Messaggi: 113 Messages: 113 <text:bookmark text:name="td_post_171239"/></text:p>
            </table:table-cell>
            <table:table-cell table:style-name="Table7.A2" office:value-type="string">
              <text:section text:style-name="Sect1" text:name="post_message_171239">
                <text:p text:style-name="P16">Citazione: Quote: </text:p>
                <table:table table:name="Table8" table:style-name="Table8">
                  <table:table-column table:style-name="Table8.A"/>
                  <table:table-row>
                    <table:table-cell table:style-name="Table8.A1" office:value-type="string">
                      <text:p text:style-name="P19">Originalmente inviato da <text:span text:style-name="Strong_20_Emphasis">vmax</text:span> Originally sent by <text:span text:style-name="Strong_20_Emphasis">vmax</text:span> </text:p>
                      <text:p text:style-name="P20">scusami effettivamente sono stato poco chiaro prima...."deve essere spento"....premi contemporaneamente i 2 tasti e colleghi all'alimentazione il CB che si accenderà in una schermata di setup..... I was actually sorry unclear first ...." must be switched off ".... awards simultaneously 2 keys and colleagues for the CB that turns into a screen setup ..... </text:p>
                    </table:table-cell>
                  </table:table-row>
                </table:table>
                <text:p text:style-name="P17"><text:span text:style-name="T3">Corrente di mantenimento A</text:span> <text:span text:style-name="T3">Current maintenance A</text:span> <text:line-break/><text:span text:style-name="T2">0A - 250mA</text:span> <text:span text:style-name="T2">0A - 250mA</text:span> <text:line-break/><text:span text:style-name="T3">Fine carica (NiCd, NiMh)</text:span> <text:span text:style-name="T3">End Office (NiCd, NiMh)</text:span> </text:p>
                <text:p text:style-name="P9"><text:span text:style-name="T2">Deltapeak</text:span> <text:span text:style-name="T2">Deltapeak</text:span> </text:p>
                <text:p text:style-name="P9"><text:line-break/><text:line-break/><text:line-break/><text:line-break/><text:line-break/><text:line-break/><text:line-break/><text:line-break/><text:line-break/><text:line-break/>ma da dove si regolano ????? but where settled ????? <draw:frame draw:style-name="fr1" draw:name="graphics15" text:anchor-type="as-char" svg:width="0.2083in" svg:height="0.2083in" draw:z-index="15"><draw:image xlink:href="http://www.baronerosso.net/forum/images/smilies/mad.gif" xlink:type="simple" xlink:show="embed" xlink:actuate="onLoad"/></draw:frame></text:p>
              </text:section>
            </table:table-cell>
          </table:table-row>
          <table:table-row>
            <table:table-cell table:style-name="Table7.A1" office:value-type="string">
              <text:p text:style-name="P10"><draw:frame draw:style-name="fr1" draw:name="graphics16" text:anchor-type="as-char" svg:width="0.1563in" svg:height="0.1563in" draw:z-index="14"><draw:image xlink:href="http://www.baronerosso.net/forum/images/statusicon/user_offline.gif" xlink:type="simple" xlink:show="embed" xlink:actuate="onLoad"/><svg:desc>vmax is offline</svg:desc></draw:frame></text:p>
            </table:table-cell>
            <table:table-cell table:style-name="Table7.A1" office:value-type="string">
              <text:p text:style-name="P11"/>
            </table:table-cell>
          </table:table-row>
        </table:table>
      </text:section>
      <text:section text:style-name="Sect1" text:name="edit171502">
        <text:p text:style-name="P2"><text:bookmark text:name="post171502"/></text:p>
        <table:table table:name="Table9" table:style-name="Table9">
          <table:table-column table:style-name="Table9.A"/>
          <table:table-column table:style-name="Table9.B"/>
          <table:table-row>
            <table:table-cell table:style-name="Table9.A1" office:value-type="string">
              <text:p text:style-name="P12"><text:bookmark text:name="post1715021"/><draw:frame draw:style-name="fr1" draw:name="graphics17" text:anchor-type="as-char" svg:width="0.1043in" svg:height="0.1146in" draw:z-index="16"><draw:image xlink:href="http://www.baronerosso.net/forum/images/statusicon/post_old.gif" xlink:type="simple" xlink:show="embed" xlink:actuate="onLoad"/><svg:desc>Old</svg:desc></draw:frame> <text:span text:style-name="T1">11 gennaio 06, 15:05 January 11 06, 15:05 </text:span></text:p>
            </table:table-cell>
            <table:table-cell table:style-name="Table9.A1" office:value-type="string">
              <text:p text:style-name="P13"><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p>
            </table:table-cell>
          </table:table-row>
          <text:soft-page-break/>
          <table:table-row>
            <table:table-cell table:style-name="Table9.A2" office:value-type="string">
              <text:section text:style-name="Sect1" text:name="postmenu_171502">
                <text:p text:style-name="P7"><text:a xlink:type="simple" xlink:href="http://64.233.179.104/translate_c?hl=en&amp;langpair=it%7Cen&amp;u=http://www.baronerosso.net/forum/members/power83.html">power83</text:a> <text:a xlink:type="simple" xlink:href="http://64.233.179.104/translate_c?hl=en&amp;langpair=it%7Cen&amp;u=http://www.baronerosso.net/forum/members/power83.html">power83</text:a> </text:p>
              </text:section>
              <text:p text:style-name="P14">User </text:p>
              <text:p text:style-name="P14"/>
              <text:p text:style-name="P15">Data registr.: 26-10-2005 Date registr.: 26-10-2005 </text:p>
              <text:p text:style-name="P15">Residenza: Modena Residence: Modena </text:p>
              <text:p text:style-name="P15">Messaggi: 765 Messages: 765 <text:bookmark text:name="td_post_171502"/></text:p>
            </table:table-cell>
            <table:table-cell table:style-name="Table9.A2" office:value-type="string">
              <text:section text:style-name="Sect1" text:name="post_message_171502">
                <text:p text:style-name="P9">ECCO I MIEI: HERE'S MY: <text:line-break/><text:line-break/>versione .hex: s3p8475 05/02/05 ln-5014_10.hex version. hex: s3p8475 05/02/05 ln-5014_10.hex <text:line-break/><text:line-break/>input volt: 12.664V 33076 (premo start x andare avanti) Input volts: 12.664V 33076 (x press start to go ahead) <text:line-break/>battery calibrat: +:65535 -:65535 (nessuna batt collegata) battery calibrat: +: 65535 - 65,535 (no batt connected) <text:line-break/>charge current: 0.0000A 32006 211 charge current: 0.0000A 32006 211 <text:line-break/>discharge curr: 0.0000A 34336 discharge curr: 0.0000A 34336 <text:line-break/><text:line-break/>Calibration completed...ora Start nn fa nulla, stacco e riaccendo Calibration completed ... Now Start Nos do anything, detachment and riaccendo </text:p>
              </text:section>
            </table:table-cell>
          </table:table-row>
          <table:table-row>
            <table:table-cell table:style-name="Table9.A1" office:value-type="string">
              <text:p text:style-name="P10"><draw:frame draw:style-name="fr1" draw:name="graphics18" text:anchor-type="as-char" svg:width="0.1563in" svg:height="0.1563in" draw:z-index="17"><draw:image xlink:href="http://www.baronerosso.net/forum/images/statusicon/user_offline.gif" xlink:type="simple" xlink:show="embed" xlink:actuate="onLoad"/><svg:desc>power83 is offline</svg:desc></draw:frame></text:p>
            </table:table-cell>
            <table:table-cell table:style-name="Table9.A1" office:value-type="string">
              <text:p text:style-name="P11"/>
            </table:table-cell>
          </table:table-row>
        </table:table>
      </text:section>
      <text:section text:style-name="Sect1" text:name="edit171583">
        <text:p text:style-name="P2"><text:bookmark text:name="post171583"/></text:p>
        <table:table table:name="Table10" table:style-name="Table10">
          <table:table-column table:style-name="Table10.A"/>
          <table:table-column table:style-name="Table10.B"/>
          <table:table-row>
            <table:table-cell table:style-name="Table10.A1" office:value-type="string">
              <text:p text:style-name="P12"><text:bookmark text:name="post1715831"/><draw:frame draw:style-name="fr1" draw:name="graphics19" text:anchor-type="as-char" svg:width="0.1043in" svg:height="0.1146in" draw:z-index="18"><draw:image xlink:href="http://www.baronerosso.net/forum/images/statusicon/post_old.gif" xlink:type="simple" xlink:show="embed" xlink:actuate="onLoad"/><svg:desc>Old</svg:desc></draw:frame> <text:span text:style-name="T1">11 gennaio 06, 18:35 January 11 06, 18:35 </text:span></text:p>
            </table:table-cell>
            <table:table-cell table:style-name="Table10.A1" office:value-type="string">
              <text:p text:style-name="P13"><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p>
            </table:table-cell>
          </table:table-row>
          <table:table-row>
            <table:table-cell table:style-name="Table10.A2" office:value-type="string">
              <text:section text:style-name="Sect1" text:name="postmenu_171583">
                <text:p text:style-name="P7"><text:a xlink:type="simple" xlink:href="http://64.233.179.104/translate_c?hl=en&amp;langpair=it%7Cen&amp;u=http://www.baronerosso.net/forum/members/gri-gi.html">gri.gi</text:a> <text:a xlink:type="simple" xlink:href="http://64.233.179.104/translate_c?hl=en&amp;langpair=it%7Cen&amp;u=http://www.baronerosso.net/forum/members/gri-gi.html">gri.gi</text:a> </text:p>
              </text:section>
              <text:p text:style-name="P14">User </text:p>
              <text:p text:style-name="P14"/>
              <text:p text:style-name="P15">Data registr.: 09-11-2005 Date registr.: 09-11-2005 </text:p>
              <text:p text:style-name="P15">Residenza: Trieste Residence: Trieste </text:p>
              <text:p text:style-name="P15">Messaggi: 33 Messages: 33 <text:bookmark text:name="td_post_171583"/></text:p>
            </table:table-cell>
            <table:table-cell table:style-name="Table10.A2" office:value-type="string">
              <text:section text:style-name="Sect1" text:name="post_message_171583">
                <text:p text:style-name="P9">Questi sono i miei: These are my: <text:line-break/><text:line-break/>S3P8475 05/02/05 S3P8475 05/02/05 <text:line-break/>ln-5014_10.hex <text:line-break/><text:line-break/>input volt: 13.867V 32936 Input volts: 13.867V 32936 <text:line-break/>battery calibrat: +:65535 -:65535 battery calibrat: +: 65535 - 65535 <text:line-break/>charge current: 0.0000A 31896 213 charge current: 0.0000A 31896 213 <text:line-break/>discharge curr: 0.0000A 33894 discharge curr: 0.0000A 33894 <text:line-break/><text:line-break/>L'operazione è stata fatta ovviamente senza nessuna batteria collegata. The operation was obviously made with no battery connected. <text:line-break/><text:line-break/>Qualsiasi notizia è la benvenuta. Any news is welcome. </text:p>
              </text:section>
            </table:table-cell>
          </table:table-row>
          <table:table-row>
            <table:table-cell table:style-name="Table10.A1" office:value-type="string">
              <text:p text:style-name="P10"><draw:frame draw:style-name="fr1" draw:name="graphics20" text:anchor-type="as-char" svg:width="0.1563in" svg:height="0.1563in" draw:z-index="19"><draw:image xlink:href="http://www.baronerosso.net/forum/images/statusicon/user_offline.gif" xlink:type="simple" xlink:show="embed" xlink:actuate="onLoad"/><svg:desc>gri.gi is offline</svg:desc></draw:frame></text:p>
            </table:table-cell>
            <table:table-cell table:style-name="Table10.A1" office:value-type="string">
              <text:p text:style-name="P11"/>
            </table:table-cell>
          </table:table-row>
        </table:table>
      </text:section>
      <text:section text:style-name="Sect1" text:name="edit171630">
        <text:p text:style-name="P2"><text:bookmark text:name="post171630"/></text:p>
        <table:table table:name="Table11" table:style-name="Table11">
          <table:table-column table:style-name="Table11.A"/>
          <table:table-column table:style-name="Table11.B"/>
          <table:table-row>
            <table:table-cell table:style-name="Table11.A1" office:value-type="string">
              <text:p text:style-name="P12"><text:bookmark text:name="post1716301"/><draw:frame draw:style-name="fr1" draw:name="graphics21" text:anchor-type="as-char" svg:width="0.1043in" svg:height="0.1146in" draw:z-index="20"><draw:image xlink:href="http://www.baronerosso.net/forum/images/statusicon/post_old.gif" xlink:type="simple" xlink:show="embed" xlink:actuate="onLoad"/><svg:desc>Old</svg:desc></draw:frame> <text:span text:style-name="T1">11 gennaio 06, 19:06 January 11 06, 19:06 </text:span></text:p>
            </table:table-cell>
            <table:table-cell table:style-name="Table11.A1" office:value-type="string">
              <text:p text:style-name="P13"><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p>
            </table:table-cell>
          </table:table-row>
          <text:soft-page-break/>
          <table:table-row>
            <table:table-cell table:style-name="Table11.A2" office:value-type="string">
              <text:section text:style-name="Sect1" text:name="postmenu_171630">
                <text:p text:style-name="P7"><text:a xlink:type="simple" xlink:href="http://64.233.179.104/translate_c?hl=en&amp;langpair=it%7Cen&amp;u=http://www.baronerosso.net/forum/members/power83.html">power83</text:a> <text:a xlink:type="simple" xlink:href="http://64.233.179.104/translate_c?hl=en&amp;langpair=it%7Cen&amp;u=http://www.baronerosso.net/forum/members/power83.html">power83</text:a> </text:p>
              </text:section>
              <text:p text:style-name="P14">User </text:p>
              <text:p text:style-name="P14"/>
              <text:p text:style-name="P15">Data registr.: 26-10-2005 Date registr.: 26-10-2005 </text:p>
              <text:p text:style-name="P15">Residenza: Modena Residence: Modena </text:p>
              <text:p text:style-name="P15">Messaggi: 765 Messages: 765 <text:bookmark text:name="td_post_171630"/></text:p>
            </table:table-cell>
            <table:table-cell table:style-name="Table11.A2" office:value-type="string">
              <text:section text:style-name="Sect1" text:name="post_message_171630">
                <text:p text:style-name="P9">io posso solo dire che ho notato che se incremento il primo valore allora sale il voltaggio di input I can only say that I noticed that if the first increase in value then salt the voltage input </text:p>
              </text:section>
            </table:table-cell>
          </table:table-row>
          <table:table-row>
            <table:table-cell table:style-name="Table11.A1" office:value-type="string">
              <text:p text:style-name="P10"><draw:frame draw:style-name="fr1" draw:name="graphics22" text:anchor-type="as-char" svg:width="0.1563in" svg:height="0.1563in" draw:z-index="21"><draw:image xlink:href="http://www.baronerosso.net/forum/images/statusicon/user_offline.gif" xlink:type="simple" xlink:show="embed" xlink:actuate="onLoad"/><svg:desc>power83 is offline</svg:desc></draw:frame></text:p>
            </table:table-cell>
            <table:table-cell table:style-name="Table11.A1" office:value-type="string">
              <text:p text:style-name="P11"/>
            </table:table-cell>
          </table:table-row>
        </table:table>
      </text:section>
      <text:section text:style-name="Sect1" text:name="edit171820">
        <text:p text:style-name="P2"><text:bookmark text:name="post171820"/></text:p>
        <table:table table:name="Table12" table:style-name="Table12">
          <table:table-column table:style-name="Table12.A"/>
          <table:table-column table:style-name="Table12.B"/>
          <table:table-row>
            <table:table-cell table:style-name="Table12.A1" office:value-type="string">
              <text:p text:style-name="P12"><text:bookmark text:name="post1718201"/><draw:frame draw:style-name="fr1" draw:name="graphics23" text:anchor-type="as-char" svg:width="0.1043in" svg:height="0.1146in" draw:z-index="22"><draw:image xlink:href="http://www.baronerosso.net/forum/images/statusicon/post_old.gif" xlink:type="simple" xlink:show="embed" xlink:actuate="onLoad"/><svg:desc>Old</svg:desc></draw:frame> <text:span text:style-name="T1">12 gennaio 06, 08:23 January 12 06, 08:23 </text:span></text:p>
            </table:table-cell>
            <table:table-cell table:style-name="Table12.A1" office:value-type="string">
              <text:p text:style-name="P13"><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p>
            </table:table-cell>
          </table:table-row>
          <text:soft-page-break/>
          <table:table-row>
            <table:table-cell table:style-name="Table12.A2" office:value-type="string">
              <text:section text:style-name="Sect1" text:name="postmenu_171820">
                <text:p text:style-name="P7"><text:a xlink:type="simple" xlink:href="http://64.233.179.104/translate_c?hl=en&amp;langpair=it%7Cen&amp;u=http://www.baronerosso.net/forum/members/vmax.html">vmax</text:a> <text:a xlink:type="simple" xlink:href="http://64.233.179.104/translate_c?hl=en&amp;langpair=it%7Cen&amp;u=http://www.baronerosso.net/forum/members/vmax.html">vmax</text:a> </text:p>
              </text:section>
              <text:p text:style-name="P14">User </text:p>
              <text:p text:style-name="P14"/>
              <text:p text:style-name="P15">Data registr.: 30-03-2005 Date registr.: 30-03-2005 </text:p>
              <text:p text:style-name="P15">Messaggi: 113 Messages: 113 <text:bookmark text:name="td_post_171820"/></text:p>
            </table:table-cell>
            <table:table-cell table:style-name="Table12.A2" office:value-type="string">
              <text:section text:style-name="Sect1" text:name="post_message_171820">
                <text:p text:style-name="P16">Citazione: Quote: </text:p>
                <table:table table:name="Table13" table:style-name="Table13">
                  <table:table-column table:style-name="Table13.A"/>
                  <table:table-row>
                    <table:table-cell table:style-name="Table13.A1" office:value-type="string">
                      <text:p text:style-name="P19">Originalmente inviato da <text:span text:style-name="Strong_20_Emphasis">power83</text:span> Originally sent by <text:span text:style-name="Strong_20_Emphasis">power83</text:span> </text:p>
                      <text:p text:style-name="P20">io posso solo dire che ho notato che se incremento il primo valore allora sale il voltaggio di input I can only say that I noticed that if the first increase in value then salt the voltage input </text:p>
                    </table:table-cell>
                  </table:table-row>
                </table:table>
                <text:p text:style-name="P17">il valore input voltage si regola applicando un volmetro in parallelo sulla tensione di alimentazione dove un modo da settare l"esatta" tensione d'ingresso del CB....settando questo valore anche la lettura della tensione del pacco batterie collegato varia....all'acquisto il mio CB rispetto allo strumento applicato presentava delle fifferenze di lettura sia di input che di output dopo la regolazione premendo il tasto battery type queste letture sono state allineate a quello del volmetro usato come riferimento, tuttavia devo ancora puntualizzare che sia in fase di carica che di scarica il volmetro applicato al pacco segna una differenza di circa 0.700 ma durante la ch e di circa 0.40 ma durante la sch, ho applicato un pacco da 7 celle quindi lo strumento applica circa 10mv per cella in più per il delta peek anche se non comprendo per quale motivo aggiunge circa 6mv per la scarica costringendomi a settare la tensione del pacco a circa 5.2 per potere avere uno stop sch a circa 5.6....."??????" the value input voltage is adjusted by applying a volmetro in parallel on the voltage where an order to set the "exact" voltage input CB .... setting this value even reading the voltage battery pack connected varies ... . purchase my CB compared to the instrument applies filed fifferenze reading of both input and output after adjusting pressing battery type these readings were aligned with that of volmetro used as a reference, however, I must still point out that both in being charged and download volmetro applied to the package marks a difference of about 0,700 but during the ch and approximately 0.40 but during the sch, I applied a packet of 7 cells and then apply the tool around 10mv per cell more for the delta peek even if they do not understand why adds approximately 6mv for download costringendomi to set the tension of the pack at about 5.2 to be able to have a stop sch approximately 5.6 ....."??????" <text:line-break/><text:line-break/>Variando il valore Carge Current ho ed applicando un amperometro in serie ho notato che varia la corrente di carica del pacco, es. By varying the value Carge Current I and applying a series ammeter I noticed that changes the current Office of the pack, es. mantenendo una carica NI-MH di 1.3 Amper e variando detto valore il CB segna fisso 1.3 A e l'amperometro esterno varia da circa 1.8 Amper di max a circa 1.2 a di min. maintaining an office NI-MH 1.3 Amper and varying said the value CB marks fixed 1.3 A and the ammeter external varies from about 1.8 Amper of up to about 1.2 to the min. con valore del CB che va da 29491 a 36044 with a value of CB ranging from 29491 to 36044 <text:line-break/><text:line-break/>variando il valore dch current si nota che già andando in questa posizione viene assorbita una corrente fissa di 1.2amp già nella schermata di setup e con il pacco collegato al CB e amperometro esterno inserito.... varying the current value dch you can tell that already going in this position is absorbed a current fixed 1.2amp already in the setup screen and the parcel connected to CB and ammeter external inserted .... <text:line-break/><text:line-break/>per quanto riguarda poi il delta peek non riesco a trovare nulla ...riesco solo a leggerlo nei sottomenù della funzione monitor premere + di 3 sec. as regards the delta peek I can not find anything ... can only read it in submenu function monitors press + 3 sec. <text:line-break/>il tasto battery type e poi scorrere velocemente con i tasti freccia, questi valori sembrano mostrare quindi tensione d'ingresso CB, tensione del pacco, -----corrente totale assorbita , corrente totale scaricata, ---- delta peek raggiunto e altro valore che non comprendo ancora...... the battery type button and then scroll quickly with the arrow keys, these values seem to show then voltage input CB, voltage pack, ----- current total consumption, current total discharged, ---- delta peek reached and more value that still do not understand ...... <text:line-break/><text:line-break/>spero che qualcuno di voi abbia gia fatto queste provole, ricordo di avere letto un articolo di prova su questo CB dove lo si vedeva smontato ma adesso non riesco più a trovarlo.... I hope that some of you have already made these provola, I remember that I have read an article on this test CB where it saw dismantled but now I can not find more .... <draw:frame draw:style-name="fr1" draw:name="graphics24" text:anchor-type="as-char" svg:width="0.2083in" svg:height="0.2083in" draw:z-index="24"><draw:image xlink:href="http://www.baronerosso.net/forum/images/smilies/sad.gif" xlink:type="simple" xlink:show="embed" xlink:actuate="onLoad"/></draw:frame></text:p>
              </text:section>
            </table:table-cell>
          </table:table-row>
          <text:soft-page-break/>
          <table:table-row>
            <table:table-cell table:style-name="Table12.A1" office:value-type="string">
              <text:p text:style-name="P10"><draw:frame draw:style-name="fr1" draw:name="graphics25" text:anchor-type="as-char" svg:width="0.1563in" svg:height="0.1563in" draw:z-index="23"><draw:image xlink:href="http://www.baronerosso.net/forum/images/statusicon/user_offline.gif" xlink:type="simple" xlink:show="embed" xlink:actuate="onLoad"/><svg:desc>vmax is offline</svg:desc></draw:frame></text:p>
            </table:table-cell>
            <table:table-cell table:style-name="Table12.A1" office:value-type="string">
              <text:p text:style-name="P11"/>
            </table:table-cell>
          </table:table-row>
        </table:table>
      </text:section>
      <text:section text:style-name="Sect1" text:name="edit172345">
        <text:p text:style-name="P2"><text:bookmark text:name="post172345"/></text:p>
        <table:table table:name="Table14" table:style-name="Table14">
          <table:table-column table:style-name="Table14.A"/>
          <table:table-column table:style-name="Table14.B"/>
          <table:table-row>
            <table:table-cell table:style-name="Table14.A1" office:value-type="string">
              <text:p text:style-name="P12"><text:bookmark text:name="post1723451"/><draw:frame draw:style-name="fr1" draw:name="graphics26" text:anchor-type="as-char" svg:width="0.1043in" svg:height="0.1146in" draw:z-index="25"><draw:image xlink:href="http://www.baronerosso.net/forum/images/statusicon/post_old.gif" xlink:type="simple" xlink:show="embed" xlink:actuate="onLoad"/><svg:desc>Old</svg:desc></draw:frame> <text:span text:style-name="T1">12 gennaio 06, 20:53 January 12 06, 20:53 </text:span></text:p>
            </table:table-cell>
            <table:table-cell table:style-name="Table14.A1" office:value-type="string">
              <text:p text:style-name="P13"><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a xlink:type="simple" xlink:href="http://64.233.179.104/translate_c?hl=en&amp;langpair=it%7Cen&amp;u=http://www.baronerosso.net/forum/batterie-e-caricabatterie/17979-cb-multiplex-multicharger-ln-5014-a.html#top"><text:span text:style-name="Strong_20_Emphasis"><text:span text:style-name="T1">Top</text:span></text:span></text:a><text:span text:style-name="T1"> </text:span></text:p>
            </table:table-cell>
          </table:table-row>
          <text:soft-page-break/>
          <table:table-row>
            <table:table-cell table:style-name="Table14.A2" office:value-type="string">
              <text:section text:style-name="Sect1" text:name="postmenu_172345">
                <text:p text:style-name="P7"><text:a xlink:type="simple" xlink:href="http://64.233.179.104/translate_c?hl=en&amp;langpair=it%7Cen&amp;u=http://www.baronerosso.net/forum/members/vmax.html">vmax</text:a> <text:a xlink:type="simple" xlink:href="http://64.233.179.104/translate_c?hl=en&amp;langpair=it%7Cen&amp;u=http://www.baronerosso.net/forum/members/vmax.html">vmax</text:a> </text:p>
              </text:section>
              <text:p text:style-name="P14">User </text:p>
              <text:p text:style-name="P14"/>
              <text:p text:style-name="P15">Data registr.: 30-03-2005 Date registr.: 30-03-2005 </text:p>
              <text:p text:style-name="P15">Messaggi: 113 Messages: 113 <text:bookmark text:name="td_post_172345"/></text:p>
            </table:table-cell>
            <table:table-cell table:style-name="Table14.A2" office:value-type="string">
              <text:section text:style-name="Sect1" text:name="post_message_172345">
                <text:p text:style-name="P16">Citazione: Quote: </text:p>
                <table:table table:name="Table15" table:style-name="Table15">
                  <table:table-column table:style-name="Table15.A"/>
                  <table:table-row>
                    <table:table-cell table:style-name="Table15.A1" office:value-type="string">
                      <text:p text:style-name="P19">Originalmente inviato da <text:span text:style-name="Strong_20_Emphasis">vmax</text:span> Originally sent by <text:span text:style-name="Strong_20_Emphasis">vmax</text:span> </text:p>
                      <text:p text:style-name="P20">il valore input voltage si regola applicando un volmetro in parallelo sulla tensione di alimentazione dove un modo da settare l"esatta" tensione d'ingresso del CB....settando questo valore anche la lettura della tensione del pacco batterie collegato varia....all'acquisto il mio CB rispetto allo strumento applicato presentava delle fifferenze di lettura sia di input che di output dopo la regolazione premendo il tasto battery type queste letture sono state allineate a quello del volmetro usato come riferimento, tuttavia devo ancora puntualizzare che sia in fase di carica che di scarica il volmetro applicato al pacco segna una differenza di circa 0.700 ma durante la ch e di circa 0.40 ma durante la sch, ho applicato un pacco da 7 celle quindi lo strumento applica circa 10mv per cella in più per il delta peek anche se non comprendo per quale motivo aggiunge circa 6mv per la scarica costringendomi a settare la tensione del pacco a circa 5.2 per potere avere uno stop sch a circa 5.6....."??????" the value input voltage is adjusted by applying a volmetro in parallel on the voltage where an order to set the "exact" voltage input CB .... setting this value even reading the voltage battery pack connected varies ... . purchase my CB compared to the instrument applies filed fifferenze reading of both input and output after adjusting pressing battery type these readings were aligned with that of volmetro used as a reference, however, I must still point out that both in being charged and download volmetro applied to the package marks a difference of about 0,700 but during the ch and approximately 0.40 but during the sch, I applied a packet of 7 cells and then apply the tool around 10mv per cell more for the delta peek even if they do not understand why adds approximately 6mv for download costringendomi to set the tension of the pack at about 5.2 to be able to have a stop sch approximately 5.6 ....."??????" <text:line-break/><text:line-break/>Variando il valore Carge Current ho ed applicando un amperometro in serie ho notato che varia la corrente di carica del pacco, es. By varying the value Carge Current I and applying a series ammeter I noticed that changes the current Office of the pack, es. mantenendo una carica NI-MH di 1.3 Amper e variando detto valore il CB segna fisso 1.3 A e l'amperometro esterno varia da circa 1.8 Amper di max a circa 1.2 a di min. maintaining an office NI-MH 1.3 Amper and varying said the value CB marks fixed 1.3 A and the ammeter external varies from about 1.8 Amper of up to about 1.2 to the min. con valore del CB che va da 29491 a 36044 with a value of CB ranging from 29491 to 36044 <text:line-break/><text:line-break/>variando il valore dch current si nota che già andando in questa posizione viene assorbita una corrente fissa di 1.2amp già nella schermata di setup e con il pacco collegato al CB e amperometro esterno inserito.... varying the current value dch you can tell that already going in this position is absorbed a current fixed 1.2amp already in the setup screen and the parcel connected to CB and ammeter external inserted .... <text:line-break/><text:line-break/>per quanto riguarda poi il delta peek non riesco a trovare nulla ...riesco solo a leggerlo nei sottomenù della funzione monitor premere + di 3 sec. as regards the delta peek I can not find anything ... can only read it in submenu function monitors press + 3 sec. <text:line-break/>il tasto battery type e poi scorrere velocemente con i tasti freccia, questi valori sembrano mostrare quindi tensione d'ingresso CB, tensione del pacco, -----corrente totale assorbita , corrente totale scaricata, ---- delta peek raggiunto e altro valore che non comprendo ancora...... the battery type button and then scroll quickly with the arrow keys, these values seem to show then voltage input CB, voltage pack, ----- current total consumption, current total discharged, ---- delta peek reached and more value that still do not understand ...... <text:line-break/><text:line-break/>spero che qualcuno di voi abbia gia fatto queste provole, ricordo di avere letto un articolo di prova su questo CB dove lo si vedeva smontato ma adesso non riesco più a trovarlo.... I hope that some of you have already made these provola, I remember that I have read an article on this test CB where it saw dismantled but now I can not find more .... <draw:frame draw:style-name="fr1" draw:name="graphics27" text:anchor-type="as-char" svg:width="0.2083in" svg:height="0.2083in" draw:z-index="26"><draw:image xlink:href="http://www.baronerosso.net/forum/images/smilies/sad.gif" xlink:type="simple" xlink:show="embed" xlink:actuate="onLoad"/></draw:frame></text:p>
                    </table:table-cell>
                  </table:table-row>
                </table:table>
                <text:p text:style-name="P18">mi correggo per quanto riguarda la differenza di tensione non sono ovviamente in milliamper e ovvio che si tratta di millivolt .....oggi ho misurato dette tensioni con il mitico 680R a mezzo del quale ho potuto misurare meglio e confrontare le misurazioni del multiplex ....in linea di massima va tutto OK...ho rifatto il setup e adesso sia la tensione di scarica che il delta PEEk corrispondono effettivamente alle caratteristiche espresse.... I correct with regard to the difference of tension are obviously not in milliamper and obvious that this is millivolt ..... today I measured these tensions with the legendary 680R by which I was able to better measure and compare measurements of the multiplex. ... in principle everything is OK ... I rebuilt the setup and now is the voltage discharge that the delta PEEk are actually the characteristics expressed .... <draw:frame draw:style-name="fr1" draw:name="graphics28" text:anchor-type="as-char" svg:width="0.3646in" svg:height="0.2083in" draw:z-index="27"><draw:image xlink:href="http://www.baronerosso.net/forum/images/smilies/fiu.gif" xlink:type="simple" xlink:show="embed" xlink:actuate="onLoad"/></draw:frame></text:p>
              </text:section>
            </table:table-cell>
          </table:table-row>
        </table:table>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Marcin Bugaj</dc:creator>
    <dc:date>2008-06-17T11:42:13</dc:date>
    <meta:editing-cycles>2</meta:editing-cycles>
    <meta:editing-duration>PT4M16S</meta:editing-duration>
    <meta:user-defined meta:name="Info 1"/>
    <meta:user-defined meta:name="Info 2"/>
    <meta:user-defined meta:name="Info 3"/>
    <meta:user-defined meta:name="Info 4"/>
    <meta:document-statistic meta:table-count="15" meta:image-count="28" meta:object-count="0" meta:page-count="12" meta:paragraph-count="96" meta:word-count="3880" meta:character-count="23311"/>
  </office:meta>
</office:document-meta>
</file>